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DejaVu Sans" svg:font-family="'DejaVu Sans'"/>
    <style:font-face style:name="OpenSymbol" svg:font-family="OpenSymbol"/>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Heading_20_1">
      <style:paragraph-properties fo:text-align="justify" style:justify-single-word="false"/>
      <style:text-properties style:font-name="Liberation Sans" fo:font-size="12pt" style:font-size-asian="12pt" style:font-size-complex="12pt"/>
    </style:style>
    <style:style style:name="P2" style:family="paragraph" style:parent-style-name="Standard">
      <style:paragraph-properties fo:text-align="justify" style:justify-single-word="false"/>
    </style:style>
    <style:style style:name="P3" style:family="paragraph" style:parent-style-name="Standard" style:list-style-name="L1">
      <style:paragraph-properties fo:text-align="justify" style:justify-single-word="false"/>
    </style:style>
    <style:style style:name="P4" style:family="paragraph" style:parent-style-name="Standard" style:list-style-name="L2">
      <style:paragraph-properties fo:text-align="justify" style:justify-single-word="false"/>
    </style:style>
    <style:style style:name="P5" style:family="paragraph" style:parent-style-name="Standard" style:list-style-name="L4">
      <style:paragraph-properties fo:text-align="justify" style:justify-single-word="false"/>
    </style:style>
    <style:style style:name="P6" style:family="paragraph" style:parent-style-name="Standard" style:list-style-name="L5">
      <style:paragraph-properties fo:text-align="justify" style:justify-single-word="false"/>
    </style:style>
    <style:style style:name="P7" style:family="paragraph" style:parent-style-name="Standard">
      <style:paragraph-properties fo:text-align="justify" style:justify-single-word="false"/>
      <style:text-properties style:font-name="Liberation Sans" fo:font-size="12pt" style:font-size-asian="12pt" style:font-size-complex="12pt"/>
    </style:style>
    <style:style style:name="P8" style:family="paragraph" style:parent-style-name="Standard" style:list-style-name="L6">
      <style:paragraph-properties fo:text-align="justify" style:justify-single-word="false"/>
      <style:text-properties style:font-name="Liberation Sans" fo:font-size="12pt" style:font-size-asian="12pt" style:font-size-complex="12pt"/>
    </style:style>
    <style:style style:name="P9" style:family="paragraph" style:parent-style-name="Standard" style:list-style-name="L7">
      <style:paragraph-properties fo:text-align="justify" style:justify-single-word="false"/>
      <style:text-properties style:font-name="Liberation Sans" fo:font-size="12pt" style:font-size-asian="12pt" style:font-size-complex="12pt"/>
    </style:style>
    <style:style style:name="T1" style:family="text">
      <style:text-properties style:font-name="Liberation Sans"/>
    </style:style>
    <style:style style:name="T2" style:family="text">
      <style:text-properties style:font-name="Liberation Sans" fo:font-size="12pt" style:font-size-asian="12pt" style:font-size-complex="12pt"/>
    </style:style>
    <style:style style:name="T3" style:family="text">
      <style:text-properties fo:font-size="12pt"/>
    </style:style>
    <style:style style:name="T4" style:family="text">
      <style:text-properties style:font-size-asian="12pt"/>
    </style:style>
    <style:style style:name="T5" style:family="text">
      <style:text-properties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1. SEGURANÇA DA INFORMAÇÃO</text:h>
      <text:p text:style-name="P7"/>
      <text:p text:style-name="P7">De acordo com a norma NBR ISO/IEC 17799 (2001), a informação é um ativo que, como qualquer outro ativo importante para os negócios, tem valor inestimável para a organização e, conseqüentemente, necessita ser adequadamente protegido. A Segurança da informação protege a informação de diversos tipos de ameaças para garantir a continuidade dos negócios. A informação pode existir em muitas formas: pode ser impressa ou escrita, armazenada eletronicamente, transmitida pelo correio ou por meios eletrônicos, exibida em filmes ou falada em conversas, entre outras. independentemente da forma apresentada ou do meio pelo qual e compartilhada ou armazenada, é recomendado que a informação seja sempre protegida adequadamente.</text:p>
      <text:p text:style-name="P7"/>
      <text:p text:style-name="P7">A Segurança da informação é caracterizada pela NBR ISO/IEC 17799:2001 pela preservação da:</text:p>
      <text:p text:style-name="P7"/>
      <text:list xml:id="list1741875305" text:style-name="L1">
        <text:list-item>
          <text:p text:style-name="P3"><text:span text:style-name="T2">confidencialidade: garantia de que a informação é acessível somente por pessoas autorizadas a terem acesso;</text:span></text:p>
        </text:list-item>
        <text:list-item>
          <text:p text:style-name="P3"><text:span text:style-name="T2">integridade: salvaguarda da exatidão e completeza da informação e dos métodos de processamento;</text:span></text:p>
        </text:list-item>
        <text:list-item>
          <text:p text:style-name="P3"><text:span text:style-name="T2">disponibilidade: garantia de que os usuários autorizados obtenham acesso à informação e aos ativos correspondentes sempre que necessário.</text:span></text:p>
        </text:list-item>
      </text:list>
      <text:p text:style-name="P7"/>
      <text:p text:style-name="P7">De acordo com a Academia Latino Americana de Segurança da informação (Microsoft Technet, 2005), atualmente, as informações constituem o objeto de maior valor para as organizações. O progresso da informática e das redes de comunicação nos apresenta um novo cenário, no qual os objetos do mundo real estão representados por bits e bytes, os quais possuem formas diferentes das originais, sem deixar de ter o mesmo valor que os objetos reais e, em muitos casos, chegando a ter um valor maior. Por este e outros motivos, a Segurança da informação é um assunto importante para todos, pois afeta diretamente os negócios de uma organização ou de um indivíduo.</text:p>
      <text:p text:style-name="P7"/>
      <text:p text:style-name="P7">Uma das preocupações da Segurança da informação e proteger os elementos que fazem parte da comunicação, portanto é necessário identificar estes elementos. Além disso, é importante que todos os funcionários da empresa tenham consciência de como devem lidar com as informações de forma segura, já que de nada ser\/e qualquer sistema de segurança, por mais complexo e completo que seja, se os funcionários, por exemplo, facilitarem o acesso ou fornecerem seus dados de acesso às pessoas estranhas a organização e, com isso, deixarem aberta a porta para possíveis ataques ou vazamento de informações críticas.</text:p>
      <text:p text:style-name="P7"/>
      <text:p text:style-name="P7">De forma geral, os elementos que a Segurança da informação busca proteger são os ativos. Ativos são elementos que sustentam a operação do negócio e estes sempre trarão consigo vulnerabilidades, as quais por sua vez submetem os ativos às ameaças. Os ativos têm valor para as empresas e precisam ser protegidos adequadamente para que os negócios não sejam prejudicados. São três os elementos que compõem os ativos: as informações, os equipamentos que as suportam e as pessoas que as utilizam informações são elementos registrados em meio eletrônico ou físico, por exemplo: documentos, relatórios, livros, manuais, correspondências, patentes, informações de mercado, código de programação, <text:soft-page-break/>linhas de comando, arquivos de configuração, planilhas de remuneração de funcionários, plano de negócios de uma empresa, etc. Como possíveis vulnerabilidades, podem-se citar: roubo de documentos, perda de arquivos de configuração, entre outros. Um exemplo de ativo</text:p>
      <text:p text:style-name="P7">deste grupo é o backup, o qual apresenta como vulnerabilidades fitas antigas, e como ameaças indisponibilidade, perda de informação e retrabalho. Após um longo período de uso, as mídias utilizadas no backup começam a se degradar, diminuindo assim a capacidade de armazenar informações, sendo necessário um processo de revisão destas mídias em períodos predeterminados.</text:p>
      <text:p text:style-name="P7"/>
      <text:p text:style-name="P7">Os equipamentos que oferecem suporte à informação podem ser subdivididos nos seguintes grupos de ativos: software, hardware e organização. </text:p>
      <text:p text:style-name="P7"/>
      <text:p text:style-name="P7">O grupo software contém todos os programas de computador utilizados para a automatização de processos, isto é, acesso, leitura, trânsito e armazenamento das informações. Dentre eles, podem-se citar os aplicativos comerciais, programas institucionais, sistemas operacionais (Unix, Windows, Linux etc.), programas de correio eletrônico, sistemas de suporte etc. A Segurança da informação busca avaliar como as aplicações são criadas, como são disponibilizadas e como são utilizadas pelos usuários e demais sistemas, para detectar e corrigir problemas existentes na comunicação entre eles. Os aplicativos deverão estar seguros para que a comunicação entre os bancos de dados, outros aplicativos e os usuários ocorra de forma segura, atendendo aos princípios básicos da Segurança da informação. Podem-se citar como vulnerabilidades desse grupo as falhas publicadas não-reparadas, as quais podem permitir acessos indevidos aos computadores. Pode-se considerar o bug como uma das vulnerabilidades do software, e suas ameaças são indisponibilidade, perda de informação e retrabalho.</text:p>
      <text:p text:style-name="P7"/>
      <text:p text:style-name="P7">O grupo hardware representa toda a infra­estrutura tecnológica que oferece suporte a informação durante seu uso, trânsito e armazenamento. Como exemplo desses ativos, podem-se citar os servidores, os computadores portáteis, os mainframes, os meios de armazenamento, os equipamentos de conectividade, roteadores, Switches e qualquer outro elemento de uma rede de computadores por meio do qual sejam transmitidas informações. Possíveis vulnerabilidades desse grupo são talhas elétricas, as quais podem danificar equipamentos, inundações em centros de computação, roubo de computadores portáteis, má configuração etc.</text:p>
      <text:p text:style-name="P7"/>
      <text:p text:style-name="P7">Por fim, o grupo organização contem os aspectos que compõem a estrutura física e organizacional das empresas e refere―se à organização logica e física do seu pessoal. Como exemplos de estrutura organizacional, podem-se citar a estrutura departamental e funcional, o quadro de alocação dos funcionários, a distribuição de funções e os fluxos de informação da empresa, entre outros. Em relação ao ambiente físico, entre outros, são considerados salas e armários onde estão localizados os documentos, fitoteca e sala de servidores de arquivos. As seguintes vulnerabilidades são atribuídas a este grupo: localização insegura de documentos, equipamentos ou pessoas, desatualização tecnológica e estrutura organizacional que não permita mudanças em termos de segurança. Podem-se considerar ameaças a este grupo: ocorrência de fraudes, perda de informação e retrabalho.</text:p>
      <text:p text:style-name="P7"/>
      <text:p text:style-name="P7">O grupo usuários refere-se aos indivíduos que lidam com a informação e que utilizam as estruturas tecnológicas e de comunicação da organização. O enfoque da segurança neste grupo está voltado para a consciência da formação do hábito da segurança em todos os <text:soft-page-break/>funcionários de uma organização para que estes tomem decisões e empreendam ações, desde a alta direção até os usuários finais da informação, incluindo os grupos que mantêm em funcionamento a estrutura tecnológica, como técnicos, operadores e administradores de ambientes tecnológicos. Como exemplo deste tipo de ativo, podem-se citar os funcionários da área de Contabilidade e diretores da organização. Entre as possíveis vulnerabilidades deste grupo podem-se citar o esquecimento de senhas e, por parte dos usuários, a falta de cooperação em termos de segurança e descuido na manipulação da informação.</text:p>
      <text:p text:style-name="P7"/>
      <text:p text:style-name="P7">Entende-se que proteger os ativos significa mantê-los seguros contra as ameaças que possam afetar sua funcionalidade. Por isso, entende-se que a Segurança da informação busca proteger os ativos de uma empresa ou individuo com base na preservação dos três princípios básicos anteriormente citados: integridade, confidencialidade e disponibilidade da informação.</text:p>
      <text:p text:style-name="P7"/>
      <text:p text:style-name="P7">O princípio da integridade tem como objetivo garantir que a informação não tenha sido alterada em seu conteúdo e, portanto, seja integra. Informação íntegra é aquela que não foi alterada de forma indevida ou não-autorizada. Para que a informação possa ser utilizada, ela deve ser íntegra. Quando ocorre uma alteração não—autorizada da informação em um documento, esse documento perde sua integridade. O receptor deverá ter a segurança de que a informação recebida, lida ou ouvida é exatamente a mesma que foi colocada à sua disposição para uma determinada finalidade. Estar íntegra quer dizer estar em seu estado original, sem ter sofrido qualquer alteração por alguém que não tenha autorização para isso. Ao sofrer alterações em sua versão original, a informação perde sua integridade, ocasionando erros e fraudes e prejudicando a comunicação e o processo de decisões. Uma informação poderá ser alterada de várias formas, tanto em seu conteúdo quanto no ambiente que lhe oferece suporte. Portanto, a quebra da integridade de uma informação pode ser considerada sob dois aspectos: </text:p>
      <text:p text:style-name="P7"/>
      <text:list xml:id="list1028058111" text:style-name="L2">
        <text:list-item>
          <text:p text:style-name="P4"><text:span text:style-name="T2">Alterações no conteúdo dos documentos — quando são realizadas inserções, substituições ou exclusões de parte de seu conteúdo;</text:span></text:p>
        </text:list-item>
      </text:list>
      <text:p text:style-name="P7"/>
      <text:list xml:id="list1167152742" text:continue-numbering="true" text:style-name="L2">
        <text:list-item>
          <text:p text:style-name="P4"><text:span text:style-name="T2">Alterações nos elementos que oferecem suporte à informação - quando são realizadas alterações na estrutura física e lógica em que a informação está armazenada.</text:span></text:p>
        </text:list-item>
      </text:list>
      <text:p text:style-name="P2"><text:span text:style-name="T2"/></text:p>
      <text:p text:style-name="P7">Buscar a integridade é assegurar que apenas as pessoas autorizadas possam fazer alterações na forma e no conteúdo de uma informação, assim como no ambiente em que ela é armazenada e pelo qual transita, ou seja, em todos os ativos. Logo, para garantir a integridade, é preciso que todos os elementos que compõem a base da gestão da informação sejam mantidos em suas condições originais, definidas por seus responsáveis e proprietários.</text:p>
      <text:p text:style-name="P7"/>
      <text:p text:style-name="P7">O princípio da confidencialidade tem como objetivo garantir que apenas pessoas autorizadas tenham acesso à informação distribuída. As informações trocadas entre indivíduos e empresas nem sempre deverão ser conhecidas por todos. Muitas informações geradas pelas pessoas se destinam a um grupo específico de indivíduos e, muitas vezes, a uma única pessoa. Isso significa que esses dados deverão ser conhecidos apenas por um grupo controlado de pessoas, de acordo com definição do responsável pela informação. Por isso, a informação possui um grau de confidencialidade que deverá ser mantido para que as pessoas não autorizadas não a acessem. Ter confidencialidade na comunicação é ter a <text:soft-page-break/>segurança de que o que foi dito a alguém ou escrito em algum lugar só será escutado ou lido por quem tiver autorização para tal. Perda de confidencialidade significa perda de segredo. Se uma informação for confidencial, ela será secreta e deverá ser guardada com segurança, e não divulgada para pessoas não-autorizadas. Garantir a confidencialidade é um dos fatores determinantes para a segurança e uma das tarefas mais difíceis de implementar, pois envolve todos os elementos que fazem parte da comunicação da informação, partindo do emissor, passando pelo caminho percorrido e chegando até O receptor. Além disso, quanto mais importante for uma informação, maior deve ser 0 seu grau de confidencialidade. Quanto maior for o grau de confidencialidade, maior será o nível de segurança necessário à estrutura tecnológica e humana que participa desse processo, ou seja, uso, acesso, trânsito e armazenamento das informações. Deve-se considerar a confidencialidade com base no valor que a informação tem para a organização ou à pessoa e nos impactos causados por sua divulgação indevida.</text:p>
      <text:p text:style-name="P7"/>
      <text:p text:style-name="P7">Assim, deve ser acessada, lida e alterada somente por aqueles indivíduos que possuem permissão para tal. O acesso deve ser considerado com base no grau de sigilo das informações, pois nem todas as informações importantes da organização são confidenciais. No entanto, para garantir isso, somente a confidencialidade das informações não é suficiente. É importante que, além de serem confidenciais, elas também estejam íntegras, seguindo O principio básico da Segurança da informação.</text:p>
      <text:p text:style-name="P7"/>
      <text:p text:style-name="P7">0 terceiro princípio da Segurança da informação é a disponibilidade. Sendo possível assegurar que a informação correta chegue aos destinatários ou usuários adequados, deve-se garantir que ela chegue no momento oportuno, e é precisamente disso que trata esse princípio. Refere-se à disponibilidade da informação e de toda a estrutura física e tecnológica que permite seu acesso, trânsito e armazenamento. O objetivo do principio da disponibilidade é garantir que a informação: </text:p>
      <text:p text:style-name="P7"/>
      <text:list xml:id="list1939340857" text:style-name="L4">
        <text:list-item>
          <text:p text:style-name="P5"><text:span text:style-name="T2">Seja utilizada quando necessário;</text:span></text:p>
        </text:list-item>
        <text:list-item>
          <text:p text:style-name="P5"><text:span text:style-name="T2">Esteja ao alcance de seus usuários e destinatários;</text:span></text:p>
        </text:list-item>
        <text:list-item>
          <text:p text:style-name="P5"><text:span text:style-name="T2">Possa ser acessada no momento necessário.</text:span></text:p>
        </text:list-item>
      </text:list>
      <text:p text:style-name="P7"/>
      <text:p text:style-name="P7"/>
      <text:p text:style-name="P7">Este princípio está associado à adequada estruturação de um ambiente tecnológico e humano que permita a continuidade dos negócios da organização ou das pessoas, sem impactos negativos para a utilização das informações. Além de estar disponível, a informação deve estar acessível de forma segura para que se possa utilizá-la no momento solicitado e para que seja possível garantir sua integridade e confidencialidade. Assim, o ambiente tecnológico e os suportes da informação deverão estar funcionando corretamente e de forma segura para que a 1 informação neles armazenada, e que por eles transita, possa ser utilizada pelos usuários. Para que seja possível garantir a disponibilidade da informação, é necessário conhecer seus usuários, com base no principio da confidencialidade, para que se possa organizar e definir as formas de disponibilização, garantindo, conforme cada caso, seu acesso e uso quando necessário. A disponibilidade da informação deve ser considerada com base no valor que a informação tem e no impacto resultante de sua falta de disponibilidade. Para garantir a disponibilidade, muitas medidas são levadas em consideração. Entre elas, destacam-se:</text:p>
      <text:p text:style-name="P7"/>
      <text:list xml:id="list1850079501" text:style-name="L5">
        <text:list-item>
          <text:p text:style-name="P6"><text:span text:style-name="T2">A configuração segura de um ambiente em que todos os elementos que fazem pane </text:span><text:soft-page-break/><text:span text:style-name="T2">da cadeia de comunicação estejam dispostos de forma adequada para assegurar o êxito da leitura, do trânsito e do armazenamento da informação;</text:span></text:p>
        </text:list-item>
      </text:list>
      <text:p text:style-name="P7"/>
      <text:list xml:id="list1770542050" text:continue-numbering="true" text:style-name="L5">
        <text:list-item>
          <text:p text:style-name="P6"><text:span text:style-name="T2">A realização de cópias de segurança — backup. isso permite que as </text:span><text:span text:style-name="T2">informações estejam duplicadas em outro local para uso caso não seja possível recuperá-Ias a partir de sua base original;</text:span></text:p>
        </text:list-item>
      </text:list>
      <text:p text:style-name="P7"/>
      <text:list xml:id="list730625650" text:continue-numbering="true" text:style-name="L5">
        <text:list-item>
          <text:p text:style-name="P6"><text:span text:style-name="T2">Definir estratégias para situações de contingência;</text:span></text:p>
        </text:list-item>
      </text:list>
      <text:p text:style-name="P7"/>
      <text:list xml:id="list158699192" text:continue-numbering="true" text:style-name="L5">
        <text:list-item>
          <text:p text:style-name="P6"><text:span text:style-name="T2">Estabelecer rotas alternativas para o trânsito da informação, para garantir seu acesso e a continuidade dos negócios, inclusive quando alguns dos recursos tecnológicos ou humanos não estejam em perfeitas condições de funcionamento.</text:span></text:p>
        </text:list-item>
      </text:list>
      <text:p text:style-name="P7"/>
      <text:p text:style-name="P7"/>
      <text:p text:style-name="P7">Pode-se entender melhor a teoria apresentada detalhando-se os elementos da Segurança da informação, iniciando―se pelas ameaças, as quais são agentes capazes de explorar as falhas de segurança, denominadas vulnerabilidades ou pontos fracos, e, como conseqüência, provocar perdas ou danos aos ativos de uma organização, afetando os seus negócios. De forma geral, as ameaças são constantes e podem ocorrer a qualquer momento. Essa relação de freqüência-tempo se baseia no conceito de risco, o qual representa a probabilidade de que uma ameaça se concretize por meio de uma vulnerabilidade. As ameaças podem ser divididas em três grandes grupos:</text:p>
      <text:p text:style-name="P7"/>
      <text:list xml:id="list1075122511" text:style-name="L6">
        <text:list-item>
          <text:p text:style-name="P8">Naturais — condições da natureza e a intempérie que poderão provocar danos nos ativos, tais como fogo, inundação e terremotos.</text:p>
        </text:list-item>
        <text:list-item>
          <text:p text:style-name="P8">Intencionais —ameaças deliberadas, fraudes, vandalismo, sabotagens, espionagem, invasões e furtos de informações, entre outros.</text:p>
        </text:list-item>
        <text:list-item>
          <text:p text:style-name="P8">Involuntárias —ameaças resultantes de ações inconscientes de usuários, por vírus eletrônicos, muitas vezes causados pela falta de conhecimento no uso dos ativos, tais como erros e acidentes.</text:p>
        </text:list-item>
      </text:list>
      <text:p text:style-name="P7"/>
      <text:p text:style-name="P7">As ameaças sempre existiram e é de se esperar que, a medida que a tecnologia progrida, surjam também novas formas pelas quais as informações possam ficar expostas. Portanto, é importante conhecer a estrutura geral de como se classificam as vulnerabilidades, por meio das quais essas ameaças podem causar impacto nos sistemas, comprometendo os princípios da Segurança da informação.</text:p>
      <text:p text:style-name="P7"/>
      <text:p text:style-name="P7">As vulnerabilidades são os elementos que, ao serem explorados por ameaças, afetam a confidencialidade, a disponibilidade e a integridade das informações de um individuo ou organização. Um dos primeiros passos para a implementação da segurança é rastrear e eliminar os pontos fracos de um ambiente de TI. Ao se identificarem os pontos fracos, será possível dimensionar os riscos aos quais o ambiente está exposto e definir as medidas de segurança apropriadas para sua correção.</text:p>
      <text:p text:style-name="P7"/>
      <text:p text:style-name="P7">O risco e a probabilidade de que as ameaças explorem os pontos fracos, causando perdas ou danos aos ativos e impactos no negócio, ou seja, afetando os princípios de Segurança da informação.</text:p>
      <text:p text:style-name="P7"/>
      <text:p text:style-name="P7">Conclui-se que a Segurança da informação é uma pratica orientada para a eliminação das <text:soft-page-break/>vulnerabilidades a fim de evitar ou reduzir a possibilidade de que as ameaças potenciais se concretizem no ambiente em que se deseja proteger. O principal objetivo é garantir o êxito da comunicação segura, com informações disponíveis, íntegras e confidenciais, por meio de medidas de segurança que possam tornar o negócio de um individuo ou empresa factível com o menor risco possível.</text:p>
      <text:p text:style-name="P7"/>
      <text:p text:style-name="P7">As medidas de segurança são ações orientadas para a eliminação de vulnerabilidades, com o objetivo de evitar que uma ameaça se torne realidade.</text:p>
      <text:p text:style-name="P7"/>
      <text:p text:style-name="P7">Essas medidas são o primeiro passo para o aumento da segurança da informação em um ambiente de TI e devem considerar a totalidade do processo. Como existe uma variedade de tipos de vulnerabilidades que afetam a disponibilidade, a confidencialidade e a integridade das informações, e importante haver medidas de segurança específicas para lidar com cada caso. Entre as principais medidas, destacam-se:</text:p>
      <text:p text:style-name="P7"/>
      <text:list xml:id="list610454461" text:style-name="L7">
        <text:list-item>
          <text:p text:style-name="P9">Análise de riscos: busca rastrear vulnerabilidades nos ativos, as quais possam ser explorados por ameaças. A analise de riscos tem como resultado um grupo de recomendações para a correção dos ativos, a fim de que possam ser protegidos;</text:p>
        </text:list-item>
        <text:list-item>
          <text:p text:style-name="P9">Diretiva de segurança: busca estabelecer os padrões de segurança que devem ser seguidos por todos os envolvidos no uso e‘ na manutenção dos ativos. É uma forma de administrar um conjunto de normas para guiar as pessoas na realização de seu trabalho. É o primeiro passo para aumentar a consciência da segurança das pessoas, pois está orientada para a formação de hábitos, por meio de manuais de instrução e procedimentos operacionais.</text:p>
        </text:list-item>
        <text:list-item>
          <text:p text:style-name="P9">Especificações de segurança: objetivam instruir a correta implementação de um novo ambiente tecnológico por meio do detalhe de seus elementos constituintes e a forma como os mesmos devem estar dispostos para atender aos princípios da Segurança da Informação.</text:p>
        </text:list-item>
        <text:list-item>
          <text:p text:style-name="P9">Administração da segurança: medidas integradas para produzir a gestão dos riscos de um ambiente. A administração da segurança envolve todas as medidas mencionadas anteriormente, a do tipo preventiva, perceptiva e corretiva, com base no ciclo da segurança apresentado a seguir.</text:p>
        </text:list-item>
      </text:list>
      <text:p text:style-name="P7"/>
      <text:p text:style-name="P7">Para evitar a ocorrência de vulnerabilidades, são necessárias diferentes medidas, e essas medidas podem ser compreendidas num ciclo de segurança da informação. De acordo com a Academia Latino-Americana de Segurança da Informação (Microsoft Technet, 2005), o ciclo de segurança tem início com a identificação das ameaças que as empresas enfrentam. A identificação das ameaças permitirá a visualização das vulnerabilidades que podem ser exploradas e, conseqüentemente, expor os ativos aos riscos de segurança. Essa exposição leva à perda de um ou mais princípios básicos da Segurança da informação, causando impactos no negócio da organização, aumentando os riscos aos quais estão expostas as informações. Para que o impacto dessas ameaças ao negocio seja reduzido, é necessário adotar medidas de segurança para impedir a ocorrência das vulnerabilidades. Assim, Conclui-se a definição de Segurança da informação com a ilustração do ciclo na Figura 1.1:</text:p>
      <text:p text:style-name="P7"/>
      <text:p text:style-name="P7">Figura 1.1 ― Ciclo de Segurança da informação (Microsoft Technet, 2005)</text:p>
      <text:p text:style-name="P7"/>
      <text:p text:style-name="P7">O diagrama da Figura 1.1 mostra que os riscos de segurança na empresa aumentam à medida que as ameaças conseguem explorar as vulnerabilidades e, portanto, provocar <text:soft-page-break/>danos aos ativos. Esses danos podem fazer com que a confidencialidade, a integridade ou a disponibilidade da informação se perca, causando impactos no negócio da organização. As medidas de segurança permitem diminuir os riscos e, assim, fazer com que O ciclo seja de muito menor impacto para os ativos e, portanto, para a organização.</text:p>
      <text:p text:style-name="P7"/>
      <text:p text:style-name="P7">De acordo com Oliveira (2001), a tecnologia, por si só, não pode ser considerada a única peça de um projeto de segurança, porém ela tem papel vital neste tipo de projeto. Para dar conta da crescente demanda, fornecedores e integradores passaram a propor políticas gerais de segurança para as empresas, incluindo nos seus cardápios serviços de certificação das soluções de segurança e implementação de processos de Contra engenharia social, entre outras inovações. </text:p>
      <text:p text:style-name="P7"/>
      <text:p text:style-name="P7">Segurança não é uma questão técnica, mas uma questão gerencial e humana. Não adianta adquirir uma série de dispositivos de hardware e software sem treinar e conscientizar o nível gerencial da empresa e todos os seus funcionário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svg:font-family="'DejaVu Sans'"/>
    <style:font-face style:name="OpenSymbol" svg:font-family="OpenSymbol"/>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pt" fo:country="BR" style:font-name-asian="DejaVu Sans1" style:font-size-asian="12pt" style:language-asian="pt" style:country-asian="BR" style:font-name-complex="DejaVu Sans1"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style>
    <style:style style:name="Preformatted_20_Text" style:display-name="Preformatted Text" style:family="paragraph" style:parent-style-name="Standard" style:class="html">
      <style:paragraph-properties fo:margin-top="0cm" fo:margin-bottom="0cm"/>
      <style:text-properties style:font-name="DejaVu Sans" fo:font-size="10pt" style:font-name-asian="DejaVu Sans" style:font-size-asian="10pt" style:font-name-complex="DejaVu Sans" style:font-size-complex="10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document-statistic meta:table-count="0" meta:image-count="0" meta:object-count="0" meta:page-count="7" meta:paragraph-count="50" meta:word-count="3128" meta:character-count="20744"/>
    <meta:generator>BrOffice.org/3.0$Unix OpenOffice.org_project/300m15$Build-9379</meta:generator>
    <meta:user-defined meta:name="Informações 1"/>
    <meta:user-defined meta:name="Informações 2"/>
    <meta:user-defined meta:name="Informações 3"/>
    <meta:user-defined meta:name="Informações 4"/>
  </office:meta>
</office:document-meta>
</file>